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93a" officeooo:paragraph-rsid="0000893a"/>
    </style:style>
    <style:style style:name="P2" style:family="paragraph" style:parent-style-name="Standard">
      <style:text-properties officeooo:rsid="000138d0" officeooo:paragraph-rsid="000138d0"/>
    </style:style>
    <style:style style:name="P3" style:family="paragraph" style:parent-style-name="Standard">
      <style:text-properties officeooo:rsid="0001eeea" officeooo:paragraph-rsid="0001eeea"/>
    </style:style>
    <style:style style:name="P4" style:family="paragraph" style:parent-style-name="Standard">
      <style:text-properties officeooo:rsid="00038b2c" officeooo:paragraph-rsid="00038b2c"/>
    </style:style>
    <style:style style:name="P5" style:family="paragraph" style:parent-style-name="Standard">
      <style:text-properties fo:font-weight="bold" officeooo:rsid="00038b2c" officeooo:paragraph-rsid="00038b2c" style:font-weight-asian="bold" style:font-weight-complex="bold"/>
    </style:style>
    <style:style style:name="P6" style:family="paragraph" style:parent-style-name="Standard">
      <style:text-properties fo:font-weight="bold" officeooo:rsid="00005c61" officeooo:paragraph-rsid="00005c61" style:font-weight-asian="bold" style:font-weight-complex="bold"/>
    </style:style>
    <style:style style:name="P7" style:family="paragraph" style:parent-style-name="Standard">
      <style:text-properties officeooo:rsid="0003ed97" officeooo:paragraph-rsid="0003ed97"/>
    </style:style>
    <style:style style:name="P8" style:family="paragraph" style:parent-style-name="Standard">
      <style:text-properties officeooo:rsid="00047e92" officeooo:paragraph-rsid="00047e92"/>
    </style:style>
    <style:style style:name="P9" style:family="paragraph" style:parent-style-name="Standard">
      <style:text-properties style:text-underline-style="solid" style:text-underline-width="auto" style:text-underline-color="font-color" fo:font-weight="bold" officeooo:rsid="000580ca" officeooo:paragraph-rsid="000580ca"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5915e" officeooo:paragraph-rsid="0005915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87207" officeooo:paragraph-rsid="00087207" style:font-weight-asian="bold" style:font-weight-complex="bold"/>
    </style:style>
    <style:style style:name="P12" style:family="paragraph" style:parent-style-name="Standard">
      <style:text-properties style:text-underline-style="none" fo:font-weight="normal" officeooo:rsid="000580ca" officeooo:paragraph-rsid="000580ca" style:font-weight-asian="normal" style:font-weight-complex="normal"/>
    </style:style>
    <style:style style:name="P13" style:family="paragraph" style:parent-style-name="Standard">
      <style:text-properties style:text-underline-style="none" fo:font-weight="normal" officeooo:rsid="0005915e" officeooo:paragraph-rsid="0005915e" style:font-weight-asian="normal" style:font-weight-complex="normal"/>
    </style:style>
    <style:style style:name="P14" style:family="paragraph" style:parent-style-name="Standard">
      <style:text-properties style:text-underline-style="none" fo:font-weight="normal" officeooo:rsid="000675a4" officeooo:paragraph-rsid="000675a4" style:font-weight-asian="normal" style:font-weight-complex="normal"/>
    </style:style>
    <style:style style:name="P15" style:family="paragraph" style:parent-style-name="Standard">
      <style:text-properties style:text-underline-style="none" fo:font-weight="normal" officeooo:rsid="00087207" officeooo:paragraph-rsid="00087207" style:font-weight-asian="normal" style:font-weight-complex="normal"/>
    </style:style>
    <style:style style:name="P16" style:family="paragraph" style:parent-style-name="Standard">
      <style:text-properties style:text-underline-style="none" fo:font-weight="normal" officeooo:rsid="000b5762" officeooo:paragraph-rsid="000c7062" style:font-weight-asian="normal" style:font-weight-complex="normal"/>
    </style:style>
    <style:style style:name="P17" style:family="paragraph" style:parent-style-name="Standard">
      <style:text-properties fo:font-size="14pt" style:text-underline-style="solid" style:text-underline-width="auto" style:text-underline-color="font-color" officeooo:rsid="00005c61" officeooo:paragraph-rsid="00005c61" style:font-size-asian="14pt" style:font-size-complex="14pt"/>
    </style:style>
    <style:style style:name="P18" style:family="paragraph" style:parent-style-name="Standard" style:list-style-name="L1">
      <style:text-properties officeooo:rsid="0000893a" officeooo:paragraph-rsid="0000893a"/>
    </style:style>
    <style:style style:name="P19" style:family="paragraph" style:parent-style-name="Standard" style:list-style-name="L1">
      <style:text-properties officeooo:rsid="0000893a" officeooo:paragraph-rsid="000d1bc0"/>
    </style:style>
    <style:style style:name="P20" style:family="paragraph" style:parent-style-name="Standard">
      <style:text-properties style:text-underline-style="none" fo:font-weight="normal" officeooo:rsid="000b5762" officeooo:paragraph-rsid="000c7062" style:font-weight-asian="normal" style:font-weight-complex="normal"/>
    </style:style>
    <style:style style:name="T1" style:family="text">
      <style:text-properties officeooo:rsid="0001eeea"/>
    </style:style>
    <style:style style:name="T2" style:family="text">
      <style:text-properties officeooo:rsid="0009c6f7"/>
    </style:style>
    <style:style style:name="T3" style:family="text">
      <style:text-properties officeooo:rsid="000c7062"/>
    </style:style>
    <style:style style:name="T4" style:family="text">
      <style:text-properties officeooo:rsid="000dd7e7"/>
    </style:style>
    <style:style style:name="T5" style:family="text">
      <style:text-properties officeooo:rsid="000e20c4"/>
    </style:style>
    <style:style style:name="T6" style:family="text">
      <style:text-properties style:text-position="super 58%" officeooo:rsid="000e20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frican Dance Practice 1 – <text:span text:style-name="T5">MDT024 [12</text:span><text:span text:style-name="T6">th</text:span><text:span text:style-name="T5"> September 2018]</text:span></text:p>
      <text:p text:style-name="P4"/>
      <text:p text:style-name="P4">Course Description:</text:p>
      <text:p text:style-name="P4"/>
      <text:p text:style-name="P5">Instruction in Kenyan dance, steps and patterns that define the particular dance, movements that</text:p>
      <text:p text:style-name="P5">are culturally unique, a variety of accompanying instruments, dominant costumes and songs within relevant cultural contexts. Practical component involves selection of dance types for mixed, male or female combinations from selected communities of Kenya.</text:p>
      <text:p text:style-name="P6"/>
      <text:list xml:id="list1966461035" text:style-name="L1">
        <text:list-item>
          <text:p text:style-name="P18">Kenyan dance practice</text:p>
        </text:list-item>
        <text:list-item>
          <text:p text:style-name="P18">What is dance</text:p>
        </text:list-item>
        <text:list-item>
          <text:p text:style-name="P18">What is practice</text:p>
        </text:list-item>
        <text:list-item>
          <text:p text:style-name="P19">What is dance practice</text:p>
        </text:list-item>
        <text:list-item>
          <text:p text:style-name="P18">Difference between dance and <text:span text:style-name="T4">music</text:span></text:p>
        </text:list-item>
        <text:list-item>
          <text:p text:style-name="P18">Can the two be separated? Are they two different things?</text:p>
        </text:list-item>
      </text:list>
      <text:p text:style-name="P1"/>
      <text:p text:style-name="P2">What is Dance?</text:p>
      <text:p text:style-name="P2">Dance is a form of art that comprises of making sets of steps and movements that are ordered in a certain way, most <text:span text:style-name="T1">often</text:span> in a given rhythm.</text:p>
      <text:p text:style-name="P2"/>
      <text:p text:style-name="P3">What is Practice?</text:p>
      <text:p text:style-name="P7">Practice is the customary, habitual or expected procedure of doing something. </text:p>
      <text:p text:style-name="P7"/>
      <text:p text:style-name="P8">What is Dance Practice?</text:p>
      <text:p text:style-name="P8">Dance practice is the way a certain culture have as their custom and procedures, for different occasions and events, do their steps and movements while being accompanied by certain instruments in diverse rhythms.</text:p>
      <text:p text:style-name="P8"/>
      <text:p text:style-name="P9">Dance</text:p>
      <text:p text:style-name="P9"/>
      <text:p text:style-name="P12">Dances have different functions: social, ceremonial, competitive, erotic, martial or sacred/liturgical.</text:p>
      <text:p text:style-name="P12">Rhythm and dance are deeply linked in history and practice.</text:p>
      <text:p text:style-name="P12"/>
      <text:p text:style-name="P10">Dance in Africa</text:p>
      <text:p text:style-name="P10"/>
      <text:p text:style-name="P13">Dance in Africa is deeply integrated into society, and almost every major event, be it weddings, circumcision, funerals, births or even wars, are associated to some form of dance in most communities.</text:p>
      <text:p text:style-name="P14">African dances have sometimes been referred to as distracting or licentious.</text:p>
      <text:p text:style-name="P14"/>
      <text:p text:style-name="P11">Relationship Between Dance and <text:span text:style-name="T2">Music</text:span></text:p>
      <text:p text:style-name="P11"/>
      <text:p text:style-name="P15"><text:span text:style-name="T2">Music</text:span> can be done without dancing, but a dance can rarely be done without some elements of music. <text:span text:style-name="T2">Rhythm is the great connection between dance and singing. Some dances are done to melodies, but some are done to percussion instruments only; some both. </text:span></text:p>
      <text:p text:style-name="P16">In Africa, dance and music are closely intertwined, such that separating them to be different things may be difficult. When you mention a certain kind of music in Africa, someone will instinctively think of the dance movements of that particular kind of music.</text:p>
      <text:p text:style-name="P16"><text:span text:style-name="T3">While dance and music are different arts, in Africa, linking them as one thing will help one to enjoy the richness of African music.</text:span> </text:p>
      <text:p text:style-name="P16"/>
      <text:p text:style-name="P16"><text:a xlink:type="simple" xlink:href="https://en.wikipedia.org/wiki/Dance" text:style-name="Internet_20_link" text:visited-style-name="Visited_20_Internet_20_Link">https://en.wikipedia.org/wiki/Dance</text:a></text:p>
      <text:p text:style-name="P16"><text:a xlink:type="simple" xlink:href="https://yellowpinemusicandharmonicafestival.org/the-relationship-between-dance-and-music/" text:style-name="Internet_20_link" text:visited-style-name="Visited_20_Internet_20_Link">https://yellowpinemusicandharmonicafestival.org/the-relationship-between-dance-and-music/</text:a></text:p>
      <text:p text:style-name="P16"><text:a xlink:type="simple" xlink:href="https://www.dictionary.com/browse/practice?s=t" text:style-name="Internet_20_link" text:visited-style-name="Visited_20_Internet_20_Link">https://www.dictionary.com/browse/practic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0:23:26.552010404</meta:creation-date>
    <dc:date>2018-09-14T12:20:32.930466525</dc:date>
    <meta:editing-duration>PT1H48M32S</meta:editing-duration>
    <meta:editing-cycles>21</meta:editing-cycles>
    <meta:generator>LibreOffice/6.0.3.2$Linux_X86_64 LibreOffice_project/00m0$Build-2</meta:generator>
    <meta:document-statistic meta:table-count="0" meta:image-count="0" meta:object-count="0" meta:page-count="1" meta:paragraph-count="29" meta:word-count="360" meta:character-count="2382" meta:non-whitespace-character-count="2053"/>
  </office:meta>
</office:document-meta>
</file>